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style:style>
    <style:style style:name="P2" style:family="paragraph" style:parent-style-name="Standard">
      <style:text-properties fo:color="#c9211e" officeooo:rsid="000ecac3" officeooo:paragraph-rsid="000ecac3"/>
    </style:style>
    <style:style style:name="P3" style:family="paragraph" style:parent-style-name="Standard">
      <style:text-properties fo:color="#000000" officeooo:rsid="000ecac3" officeooo:paragraph-rsid="000ecac3"/>
    </style:style>
    <style:style style:name="T1" style:family="text">
      <style:text-properties officeooo:rsid="000ecac3"/>
    </style:style>
    <style:style style:name="T2" style:family="text">
      <style:text-properties fo:color="#c921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earning activities</text:p>
      <text:p text:style-name="Standard"/>
      <text:p text:style-name="Standard">Answer the follow questions:</text:p>
      <text:p text:style-name="Standard"/>
      <text:p text:style-name="Standard">a) What is e-mail?</text:p>
      <text:p text:style-name="Standard"/>
      <text:p text:style-name="P1"><text:span text:style-name="T1">I</text:span>s a communication system based on sending and receiving electronic messages through computers.</text:p>
      <text:p text:style-name="Standard"/>
      <text:p text:style-name="Standard">b) How the @ symbol appeared?</text:p>
      <text:p text:style-name="Standard"/>
      <text:p text:style-name="P1">Ray Tomlinson chose the @ symbol to tell which user was “at” what computer. The @ goes in</text:p>
      <text:p text:style-name="P1">between the user’s login name and the name of his/her host computer.</text:p>
      <text:p text:style-name="Standard"/>
      <text:p text:style-name="Standard">c) What is ARPANET?</text:p>
      <text:p text:style-name="Standard"/>
      <text:p text:style-name="P1">Arpanet is the idea of ​​building a network of computers that could exchange information</text:p>
      <text:p text:style-name="P2"/>
      <text:p text:style-name="P2"/>
      <text:p text:style-name="P3">E-mails:</text:p>
      <text:p text:style-name="P3"/>
      <text:p text:style-name="P2">Subject: Importance of Email</text:p>
      <text:p text:style-name="P2"/>
      <text:p text:style-name="P2"><text:tab/>Hello Rodolfo! Today I come to talk about the tool so important these days, e-mail, it provides us with easy access to communication, is widely used in the professional field because it helps us get information quickly. Do you want to use this tool for our project in the course?</text:p>
      <text:p text:style-name="P3"/>
      <text:p text:style-name="P3"><text:s/><text:tab/><text:span text:style-name="T2">Goodbye Karine Gallucci</text:span></text:p>
      <text:p text:style-name="P3"><text:span text:style-name="T2"/></text:p>
      <text:p text:style-name="P3">Response:</text:p>
      <text:p text:style-name="P2"/>
      <text:p text:style-name="P2">Subject: Re: Importance of Email</text:p>
      <text:p text:style-name="P2"/>
      <text:p text:style-name="P2"><text:tab/>Good morning, Karine. I think it's a great idea to use email for our communication. I believe it is a tool and very simple to use and very useful due to its safety and practicality.</text:p>
      <text:p text:style-name="P2"><text:tab/>Att, Rodolfo Scar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2-26T21:28:15.661474987</meta:creation-date>
    <dc:date>2019-12-26T21:38:51.298510217</dc:date>
    <meta:editing-duration>PT25S</meta:editing-duration>
    <meta:editing-cycles>1</meta:editing-cycles>
    <meta:document-statistic meta:table-count="0" meta:image-count="0" meta:object-count="0" meta:page-count="1" meta:paragraph-count="17" meta:word-count="179" meta:character-count="1037" meta:non-whitespace-character-count="868"/>
    <meta:generator>LibreOffice/6.3.0.4$Linux_X86_64 LibreOffice_project/057fc023c990d676a43019934386b85b21a9ee99</meta:generator>
  </office:meta>
</office:document-meta>
</file>